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170" officeooo:paragraph-rsid="0008a170"/>
    </style:style>
    <style:style style:name="P2" style:family="paragraph" style:parent-style-name="Standard">
      <style:text-properties officeooo:rsid="0009f347" officeooo:paragraph-rsid="0009f347"/>
    </style:style>
    <style:style style:name="P3" style:family="paragraph" style:parent-style-name="Standard">
      <style:text-properties officeooo:rsid="000d1356" officeooo:paragraph-rsid="000d1356"/>
    </style:style>
    <style:style style:name="T1" style:family="text">
      <style:text-properties officeooo:rsid="0009f347"/>
    </style:style>
    <style:style style:name="T2" style:family="text">
      <style:text-properties officeooo:rsid="000bef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a wait <text:span text:style-name="T1">after each timestep</text:span> doesn’t affect the joint position measured and sent to the motors</text:p>
      <text:p text:style-name="P1"/>
      <text:p text:style-name="P2">It is not possible to measure any velocity because the motion is instantaneous (angle positions are reset at each timestep) <text:span text:style-name="T2">i.e. velocity = 0 all the time</text:span></text:p>
      <text:p text:style-name="P2"/>
      <text:p text:style-name="P3">In Pybullet, 1 timestep = 240Hz</text:p>
      <text:p text:style-name="P3">but I don’t know what is the timestep of the physical robo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05T16:39:24.650546499</meta:creation-date>
    <dc:date>2020-10-06T11:30:08.458336169</dc:date>
    <meta:editing-duration>PT17H39M7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4" meta:word-count="62" meta:character-count="342" meta:non-whitespace-character-count="284"/>
  </office:meta>
</office:document-meta>
</file>